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P2" style:family="paragraph" style:parent-style-name="Standard">
      <style:text-properties officeooo:rsid="0008ac72" officeooo:paragraph-rsid="0008ac72"/>
    </style:style>
    <style:style style:name="T1" style:family="text">
      <style:text-properties officeooo:rsid="00072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rancesca.carmagnola@engimtorino.it" text:style-name="Internet_20_link" text:visited-style-name="Visited_20_Internet_20_Link">Francesca.carmagnola@engim</text:a><text:a xlink:type="simple" xlink:href="mailto:Francesca.carmagnola@engimtorino.it" text:style-name="Internet_20_link" text:visited-style-name="Visited_20_Internet_20_Link"><text:span text:style-name="T1">torino</text:span></text:a><text:a xlink:type="simple" xlink:href="mailto:Francesca.carmagnola@engimtorino.it" text:style-name="Internet_20_link" text:visited-style-name="Visited_20_Internet_20_Link">.it</text:a></text:p>
      <text:p text:style-name="P1"/>
      <text:p text:style-name="P2"><text:a xlink:type="simple" xlink:href="mailto:f.driusso@2piuconsulting.it" text:style-name="Internet_20_link" text:visited-style-name="Visited_20_Internet_20_Link">f.driusso@2piuconsulting.it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1-19T10:59:52.717192893</dc:date>
    <meta:editing-duration>PT1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62" meta:non-whitespace-character-count="62"/>
  </office:meta>
</office:document-meta>
</file>